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Liberation Sans" style:font-name-complex="Liberation Sans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4" style:family="table-cell" style:parent-style-name="Default" style:data-style-name="N3">
      <style:table-cell-properties style:vertical-align="automatic" fo:wrap-option="wrap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7" style:family="table-cell" style:parent-style-name="Default" style:data-style-name="N36">
      <style:table-cell-properties fo:border="thin solid #000000"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8" style:family="table-cell" style:parent-style-name="Default" style:data-style-name="N36">
      <style:table-cell-properties style:vertical-align="automatic" fo:wrap-option="wrap"/>
    </style:style>
    <style:style style:name="ce9" style:family="table-cell" style:parent-style-name="Default" style:data-style-name="N37"/>
    <style:style style:name="ce10" style:family="table-cell" style:parent-style-name="Default" style:data-style-name="N0">
      <style:table-cell-properties fo:border="thin solid #000000" style:vertical-align="automatic" fo:background-color="#DDDDDD"/>
      <style:text-properties style:font-name="Liberation Sans" style:font-name-asian="Liberation Sans" style:font-name-complex="Liberation San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fo:wrap-option="wrap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2" style:family="table-cell" style:parent-style-name="Default" style:data-style-name="N36"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4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48708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.81102in" svg:y="4.28543in" svg:width="6.29646in" svg:height="3.5503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1" table:default-cell-style-name="ce1"/>
        <table:table-column table:style-name="co5" table:number-columns-repeated="998" table:default-cell-style-name="ce1"/>
        <table:table-column table:style-name="co3" table:number-columns-repeated="15360" table:default-cell-style-name="ce1"/>
        <table:table-row table:number-rows-repeated="3" table:style-name="ro1">
          <table:table-cell table:number-columns-repeated="14"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5 Revenue Tracking Sheet</text:p>
          </table:table-cell>
          <table:table-cell table:number-columns-repeated="13" table:style-name="ce2"/>
          <table:table-cell table:number-columns-repeated="16370" table:style-name="ce1"/>
        </table:table-row>
        <table:table-row table:style-name="ro1">
          <table:table-cell table:number-columns-repeated="14"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4 Donation Actual</text:p>
          </table:table-cell>
          <table:table-cell office:value-type="float" office:value="185685.5" table:style-name="ce4">
            <text:p>185,686</text:p>
          </table:table-cell>
          <table:table-cell office:value-type="string" table:style-name="ce3">
            <text:p>(includes OndselOnward, GSOC and KiCad)</text:p>
          </table:table-cell>
          <table:table-cell table:number-columns-repeated="10" table:style-name="ce3"/>
          <table:table-cell table:style-name="ce2"/>
          <table:table-cell table:number-columns-repeated="16370" table:style-name="ce1"/>
        </table:table-row>
        <table:table-row table:style-name="ro1">
          <table:table-cell table:style-name="ce3"/>
          <table:table-cell office:value-type="float" office:value="144828.15900000001" table:style-name="ce4">
            <text:p>144,828</text:p>
          </table:table-cell>
          <table:table-cell office:value-type="string" table:style-name="ce3">
            <text:p>(net of extrordinary items)</text:p>
          </table:table-cell>
          <table:table-cell table:number-columns-repeated="10" table:style-name="ce3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5 Donation Forecast</text:p>
          </table:table-cell>
          <table:table-cell office:value-type="float" office:value="159310.97490000003" table:formula="of:=[.B7]*1.1" table:style-name="ce4">
            <text:p>159,311</text:p>
          </table:table-cell>
          <table:table-cell office:value-type="string" table:style-name="ce3">
            <text:p>(2024 net + 10%)</text:p>
          </table:table-cell>
          <table:table-cell table:style-name="ce3"/>
          <table:table-cell office:value-type="float" office:value="160000" table:style-name="ce3">
            <text:p>160000</text:p>
          </table:table-cell>
          <table:table-cell office:value-type="string" table:style-name="ce3">
            <text:p>(rounded)</text:p>
          </table:table-cell>
          <table:table-cell table:number-columns-repeated="7" table:style-name="ce3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13" table:style-name="ce3"/>
          <table:table-cell table:style-name="ce2"/>
          <table:table-cell office:value-type="string" table:style-name="ce1">
            <text:p>avg</text:p>
          </table:table-cell>
          <table:table-cell table:number-columns-repeated="16369"/>
        </table:table-row>
        <table:table-row table:style-name="ro1">
          <table:table-cell table:style-name="ce3"/>
          <table:table-cell office:value-type="string" table:number-columns-spanned="3" table:number-rows-spanned="1" table:style-name="ce13">
            <text:p>Q1</text:p>
          </table:table-cell>
          <table:covered-table-cell table:number-columns-repeated="2"/>
          <table:table-cell office:value-type="string" table:number-columns-spanned="3" table:number-rows-spanned="1" table:style-name="ce14">
            <text:p>Q2</text:p>
          </table:table-cell>
          <table:covered-table-cell table:number-columns-repeated="2"/>
          <table:table-cell office:value-type="string" table:number-columns-spanned="3" table:number-rows-spanned="1" table:style-name="ce13">
            <text:p>Q3</text:p>
          </table:table-cell>
          <table:covered-table-cell table:number-columns-repeated="2"/>
          <table:table-cell office:value-type="string" table:number-columns-spanned="3" table:number-rows-spanned="1" table:style-name="ce14">
            <text:p>Q4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1">
          <table:table-cell table:style-name="ce3"/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6">
            <text:p>Actual</text:p>
          </table:table-cell>
          <table:table-cell office:value-type="currency" office:value="20074.14" table:style-name="ce7">
            <text:p>$20,074</text:p>
          </table:table-cell>
          <table:table-cell office:value-type="currency" office:value="21255.3" table:style-name="ce7">
            <text:p>$21,255</text:p>
          </table:table-cell>
          <table:table-cell office:value-type="currency" office:value="12002.24" table:style-name="ce8">
            <text:p>$12,002</text:p>
          </table:table-cell>
          <table:table-cell office:value-type="currency" office:value="7045.9" table:style-name="ce7">
            <text:p>$7,046</text:p>
          </table:table-cell>
          <table:table-cell office:value-type="currency" office:value="9317.7999999999993" table:style-name="ce8">
            <text:p>$9,318</text:p>
          </table:table-cell>
          <table:table-cell office:value-type="currency" office:value="6801.86" table:style-name="ce7">
            <text:p>$6,802</text:p>
          </table:table-cell>
          <table:table-cell office:value-type="currency" office:value="6801.86" table:style-name="ce7">
            <text:p>$6,802</text:p>
          </table:table-cell>
          <table:table-cell office:value-type="currency" office:value="9416.35" table:style-name="ce7">
            <text:p>$9,416</text:p>
          </table:table-cell>
          <table:table-cell office:value-type="currency" office:value="9599.16" table:style-name="ce7">
            <text:p>$9,599</text:p>
          </table:table-cell>
          <table:table-cell office:value-type="currency" office:value="8976.4699999999993" table:style-name="ce7">
            <text:p>$8,976</text:p>
          </table:table-cell>
          <table:table-cell office:value-type="currency" office:value="12873.84" table:style-name="ce7">
            <text:p>$12,874</text:p>
          </table:table-cell>
          <table:table-cell table:style-name="ce7"/>
          <table:table-cell table:style-name="ce2"/>
          <table:table-cell office:value-type="currency" office:value="11287.720000000001" table:formula="of:=SUM([.B12:.M12])/COUNT([.B12:.M12])" table:style-name="ce9">
            <text:p>$11,287.72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recast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10">
            <text:p>Variance to Plan</text:p>
          </table:table-cell>
          <table:table-cell office:value-type="currency" office:value="6740.8066666666655" table:formula="of:=[.B12]-[.B13]" table:style-name="ce7">
            <text:p>$6,741</text:p>
          </table:table-cell>
          <table:table-cell office:value-type="currency" office:value="7921.9666666666653" table:formula="of:=IF([.C12]=0; 0; [.C12]-[.C13])" table:style-name="ce7">
            <text:p>$7,922</text:p>
          </table:table-cell>
          <table:table-cell office:value-type="currency" office:value="-1331.0933333333342" table:formula="of:=IF([.D12]=0; 0; [.D12]-[.D13])" table:style-name="ce7">
            <text:p>-$1,331</text:p>
          </table:table-cell>
          <table:table-cell office:value-type="currency" office:value="-6287.4333333333343" table:formula="of:=IF([.E12]=0; 0; [.E12]-[.E13])" table:style-name="ce7">
            <text:p>-$6,287</text:p>
          </table:table-cell>
          <table:table-cell office:value-type="currency" office:value="-4015.5333333333347" table:formula="of:=IF([.F12]=0; 0; [.F12]-[.F13])" table:style-name="ce7">
            <text:p>-$4,016</text:p>
          </table:table-cell>
          <table:table-cell office:value-type="currency" office:value="-6531.4733333333343" table:formula="of:=IF([.G12]=0; 0; [.G12]-[.G13])" table:style-name="ce7">
            <text:p>-$6,531</text:p>
          </table:table-cell>
          <table:table-cell office:value-type="currency" office:value="-6531.4733333333343" table:formula="of:=IF([.H12]=0; 0; [.H12]-[.H13])" table:style-name="ce7">
            <text:p>-$6,531</text:p>
          </table:table-cell>
          <table:table-cell office:value-type="currency" office:value="-3916.9833333333336" table:formula="of:=IF([.I12]=0; 0; [.I12]-[.I13])" table:style-name="ce7">
            <text:p>-$3,917</text:p>
          </table:table-cell>
          <table:table-cell office:value-type="currency" office:value="-3734.1733333333341" table:formula="of:=IF([.J12]=0; 0; [.J12]-[.J13])" table:style-name="ce7">
            <text:p>-$3,734</text:p>
          </table:table-cell>
          <table:table-cell office:value-type="currency" office:value="-4356.8633333333346" table:formula="of:=IF([.K12]=0; 0; [.K12]-[.K13])" table:style-name="ce7">
            <text:p>-$4,357</text:p>
          </table:table-cell>
          <table:table-cell office:value-type="currency" office:value="-459.49333333333379" table:formula="of:=IF([.L12]=0; 0; [.L12]-[.L13])" table:style-name="ce7">
            <text:p>-$459</text:p>
          </table:table-cell>
          <table:table-cell office:value-type="currency" office:value="0" table:formula="of:=IF([.M12]=0; 0; [.M12]-[.M13])" table:style-name="ce7">
            <text:p>$0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6">
            <text:p>2024 Actual</text:p>
          </table:table-cell>
          <table:table-cell office:value-type="currency" office:value="13875.128000000001" table:style-name="ce11">
            <text:p>$13,875</text:p>
          </table:table-cell>
          <table:table-cell office:value-type="currency" office:value="11707.519" table:style-name="ce11">
            <text:p>$11,708</text:p>
          </table:table-cell>
          <table:table-cell office:value-type="currency" office:value="9104.4619999999995" table:style-name="ce11">
            <text:p>$9,104</text:p>
          </table:table-cell>
          <table:table-cell office:value-type="currency" office:value="8194.3790000000008" table:style-name="ce11">
            <text:p>$8,194</text:p>
          </table:table-cell>
          <table:table-cell office:value-type="currency" office:value="8184.2939999999999" table:style-name="ce11">
            <text:p>$8,184</text:p>
          </table:table-cell>
          <table:table-cell office:value-type="currency" office:value="8001.7389999999996" table:style-name="ce11">
            <text:p>$8,002</text:p>
          </table:table-cell>
          <table:table-cell office:value-type="currency" office:value="6707.826" table:style-name="ce11">
            <text:p>$6,708</text:p>
          </table:table-cell>
          <table:table-cell office:value-type="currency" office:value="8465.8230000000003" table:style-name="ce11">
            <text:p>$8,466</text:p>
          </table:table-cell>
          <table:table-cell office:value-type="currency" office:value="8744" table:style-name="ce11">
            <text:p>$8,744</text:p>
          </table:table-cell>
          <table:table-cell office:value-type="currency" office:value="10057.921" table:style-name="ce11">
            <text:p>$10,058</text:p>
          </table:table-cell>
          <table:table-cell office:value-type="currency" office:value="25970.32" table:style-name="ce11">
            <text:p>$25,970</text:p>
          </table:table-cell>
          <table:table-cell office:value-type="currency" office:value="25814.577000000001" table:style-name="ce11">
            <text:p>$25,815</text:p>
          </table:table-cell>
          <table:table-cell table:style-name="ce2"/>
          <table:table-cell office:value-type="currency" office:value="12068.998999999998" table:formula="of:=SUM([.B15:.M15])/12" table:style-name="ce9">
            <text:p>$12,069.00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Variance to 2024</text:p>
          </table:table-cell>
          <table:table-cell office:value-type="currency" office:value="6199.0119999999988" table:formula="of:=[.B12]-[.B15]" table:style-name="ce7">
            <text:p>$6,199</text:p>
          </table:table-cell>
          <table:table-cell office:value-type="currency" office:value="9547.780999999999" table:formula="of:=IF([.C12]=0; 0; [.C12]-[.C15])" table:style-name="ce7">
            <text:p>$9,548</text:p>
          </table:table-cell>
          <table:table-cell office:value-type="currency" office:value="2897.7780000000002" table:formula="of:=IF([.D12]=0; 0; [.D12]-[.D15])" table:style-name="ce7">
            <text:p>$2,898</text:p>
          </table:table-cell>
          <table:table-cell office:value-type="currency" office:value="-1148.4790000000012" table:formula="of:=IF([.E12]=0; 0; [.E12]-[.E15])" table:style-name="ce7">
            <text:p>-$1,148</text:p>
          </table:table-cell>
          <table:table-cell office:value-type="currency" office:value="1133.5059999999994" table:formula="of:=IF([.F12]=0; 0; [.F12]-[.F15])" table:style-name="ce7">
            <text:p>$1,134</text:p>
          </table:table-cell>
          <table:table-cell office:value-type="currency" office:value="-1199.8789999999999" table:formula="of:=IF([.G12]=0; 0; [.G12]-[.G15])" table:style-name="ce7">
            <text:p>-$1,200</text:p>
          </table:table-cell>
          <table:table-cell office:value-type="currency" office:value="94.033999999999651" table:formula="of:=IF([.H12]=0; 0; [.H12]-[.H15])" table:style-name="ce7">
            <text:p>$94</text:p>
          </table:table-cell>
          <table:table-cell office:value-type="currency" office:value="950.52700000000004" table:formula="of:=IF([.I12]=0; 0; [.I12]-[.I15])" table:style-name="ce7">
            <text:p>$951</text:p>
          </table:table-cell>
          <table:table-cell office:value-type="currency" office:value="855.15999999999985" table:formula="of:=IF([.J12]=0; 0; [.J12]-[.J15])" table:style-name="ce7">
            <text:p>$855</text:p>
          </table:table-cell>
          <table:table-cell office:value-type="currency" office:value="-1081.4510000000009" table:formula="of:=IF([.K12]=0; 0; [.K12]-[.K15])" table:style-name="ce7">
            <text:p>-$1,081</text:p>
          </table:table-cell>
          <table:table-cell office:value-type="currency" office:value="-13096.48" table:formula="of:=IF([.L12]=0; 0; [.L12]-[.L15])" table:style-name="ce7">
            <text:p>-$13,096</text:p>
          </table:table-cell>
          <table:table-cell office:value-type="currency" office:value="0" table:formula="of:=IF([.M12]=0; 0; [.M12]-[.M15])" table:style-name="ce7">
            <text:p>$0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10">
            <text:p>YTD</text:p>
          </table:table-cell>
          <table:table-cell office:value-type="currency" office:value="20074.14" table:formula="of:=[.B12]" table:style-name="ce7">
            <text:p>$20,074</text:p>
          </table:table-cell>
          <table:table-cell office:value-type="currency" office:value="41329.440000000002" table:formula="of:=[.B17]+[.C12]" table:style-name="ce7">
            <text:p>$41,329</text:p>
          </table:table-cell>
          <table:table-cell office:value-type="currency" office:value="53331.68" table:formula="of:=[.C17]+[.D12]" table:style-name="ce7">
            <text:p>$53,332</text:p>
          </table:table-cell>
          <table:table-cell office:value-type="currency" office:value="60377.58" table:formula="of:=[.D17]+[.E12]" table:style-name="ce7">
            <text:p>$60,378</text:p>
          </table:table-cell>
          <table:table-cell office:value-type="currency" office:value="69695.38" table:formula="of:=[.E17]+[.F12]" table:style-name="ce7">
            <text:p>$69,695</text:p>
          </table:table-cell>
          <table:table-cell office:value-type="currency" office:value="76497.240000000005" table:formula="of:=[.F17]+[.G12]" table:style-name="ce7">
            <text:p>$76,497</text:p>
          </table:table-cell>
          <table:table-cell office:value-type="currency" office:value="83299.100000000006" table:formula="of:=[.G17]+[.H12]" table:style-name="ce7">
            <text:p>$83,299</text:p>
          </table:table-cell>
          <table:table-cell office:value-type="currency" office:value="92715.450000000012" table:formula="of:=[.H17]+[.I12]" table:style-name="ce7">
            <text:p>$92,715</text:p>
          </table:table-cell>
          <table:table-cell office:value-type="currency" office:value="102314.61000000002" table:formula="of:=[.I17]+[.J12]" table:style-name="ce7">
            <text:p>$102,315</text:p>
          </table:table-cell>
          <table:table-cell office:value-type="currency" office:value="111291.08000000002" table:formula="of:=[.J17]+[.K12]" table:style-name="ce7">
            <text:p>$111,291</text:p>
          </table:table-cell>
          <table:table-cell office:value-type="currency" office:value="124164.92000000001" table:formula="of:=[.K17]+[.L12]" table:style-name="ce7">
            <text:p>$124,165</text:p>
          </table:table-cell>
          <table:table-cell office:value-type="currency" office:value="124164.92000000001" table:formula="of:=[.L17]+[.M12]" table:style-name="ce7">
            <text:p>$124,165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2">
            <text:p>YTD Variance to Plan</text:p>
          </table:table-cell>
          <table:table-cell office:value-type="currency" office:value="6740.8066666666655" table:formula="of:=[.B14]" table:style-name="ce12">
            <text:p>$6,741</text:p>
          </table:table-cell>
          <table:table-cell office:value-type="currency" office:value="14662.773333333331" table:formula="of:=[.B18]+[.C14]" table:style-name="ce12">
            <text:p>$14,663</text:p>
          </table:table-cell>
          <table:table-cell office:value-type="currency" office:value="13331.679999999997" table:formula="of:=[.C18]+[.D14]" table:style-name="ce12">
            <text:p>$13,332</text:p>
          </table:table-cell>
          <table:table-cell office:value-type="currency" office:value="7044.2466666666623" table:formula="of:=[.D18]+[.E14]" table:style-name="ce12">
            <text:p>$7,044</text:p>
          </table:table-cell>
          <table:table-cell office:value-type="currency" office:value="3028.7133333333277" table:formula="of:=[.E18]+[.F14]" table:style-name="ce12">
            <text:p>$3,029</text:p>
          </table:table-cell>
          <table:table-cell office:value-type="currency" office:value="-3502.7600000000066" table:formula="of:=[.F18]+[.G14]" table:style-name="ce12">
            <text:p>-$3,503</text:p>
          </table:table-cell>
          <table:table-cell office:value-type="currency" office:value="-10034.233333333341" table:formula="of:=[.G18]+[.H14]" table:style-name="ce12">
            <text:p>-$10,034</text:p>
          </table:table-cell>
          <table:table-cell office:value-type="currency" office:value="-13951.216666666674" table:formula="of:=[.H18]+[.I14]" table:style-name="ce12">
            <text:p>-$13,951</text:p>
          </table:table-cell>
          <table:table-cell office:value-type="currency" office:value="-17685.390000000007" table:formula="of:=[.I18]+[.J14]" table:style-name="ce12">
            <text:p>-$17,685</text:p>
          </table:table-cell>
          <table:table-cell office:value-type="currency" office:value="-22042.253333333341" table:formula="of:=[.J18]+[.K14]" table:style-name="ce12">
            <text:p>-$22,042</text:p>
          </table:table-cell>
          <table:table-cell office:value-type="currency" office:value="-22501.746666666673" table:formula="of:=[.K18]+[.L14]" table:style-name="ce12">
            <text:p>-$22,502</text:p>
          </table:table-cell>
          <table:table-cell table:style-name="ce12"/>
          <table:table-cell table:style-name="ce2"/>
          <table:table-cell table:number-columns-repeated="16370"/>
        </table:table-row>
        <table:table-row table:number-rows-repeated="2" table:style-name="ro1">
          <table:table-cell table:number-columns-repeated="14" table:style-name="ce2"/>
          <table:table-cell table:number-columns-repeated="16370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968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number:currency-style style:name="N37P0" number:language="en" number:country="CA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37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Turan Furkan Topak</dc:creator>
    <dc:date>2025-12-27T17:35:26Z</dc:date>
    <meta:editing-cycles>9</meta:editing-cycles>
    <meta:editing-duration>PT192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628031496063pt" svg:width="453.3451181102362pt" chart:style-name="Crt0">
        <chart:title chart:style-name="CT00">
          <text:p text:style-name="a0" text:class-names="" text:cond-style-name="">2025 Revenue Trackin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11:.$M$11"/>
          </chart:axis>
          <chart:series chart:label-cell-address="Sheet1.$A$12" chart:values-cell-range-address="Sheet1.$B$12:.$M$12" chart:class="chart:bar" chart:attached-axis="primary-y" chart:style-name="G0S0">
            <chart:data-point chart:repeated="12"/>
          </chart:series>
          <chart:series chart:label-cell-address="Sheet1.$A$13" chart:values-cell-range-address="Sheet1.$B$13:.$M$13" chart:class="chart:bar" chart:attached-axis="primary-y" chart:style-name="G0S1">
            <chart:data-point chart:repeated="12"/>
          </chart:series>
          <chart:series chart:label-cell-address="Sheet1.$A$15" chart:values-cell-range-address="Sheet1.$B$15:.$M$15" chart:class="chart:bar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